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ComponentSelector.release( 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ComponentSelector.getRoleNam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ComponentSelector.select( Object hi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xtendedComponentSelector.setRoleManager( RoleManager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ComponentSelector.ExtendedComponen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mponentSelector.canRelease( 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ComponentSelector.setParentLocator( Component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ComponentSelector.getComponentInstan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mponentSelec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ComponentSelector.ExtendedComponentSelector( ClassLoader 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ComponentSelector.getDefaultH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ComponentSelector.hasComponent( Object 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ComponentSelector.getClass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mponentSelector.hasDeclaredComponent( Object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ComponentSelector.configure( Configuration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ExtendedComponentSelector.getDefaultHintAttribu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